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6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8.75mm"/>
    </style:style>
    <style:style style:name="co4" style:family="table-column">
      <style:table-column-properties fo:break-before="auto" style:column-width="44.5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Correspondences between ordinal notation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Veblen</text:p>
          </table:table-cell>
          <table:table-cell table:style-name="ce1" office:value-type="string" calcext:value-type="string">
            <text:p>Veblen variant</text:p>
          </table:table-cell>
          <table:table-cell table:style-name="ce1" office:value-type="string" calcext:value-type="string">
            <text:p>Simmons</text:p>
          </table:table-cell>
          <table:table-cell table:style-name="ce1" office:value-type="string" calcext:value-type="string">
            <text:p>RHS0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=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BO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0]</text:p>
          </table:table-cell>
          <table:table-cell table:style-name="ce1"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1]</text:p>
          </table:table-cell>
          <table:table-cell table:style-name="ce1"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2]</text:p>
          </table:table-cell>
          <table:table-cell table:style-name="ce1"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[3]</text:p>
          </table:table-cell>
          <table:table-cell table:style-name="ce1"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2" table:style-name="ce1" office:value-type="string" calcext:value-type="string">
            <text:p>...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4"/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09:28:40.452813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9T13:19:03.279098714</dc:date>
    <meta:editing-duration>PT4H25M58S</meta:editing-duration>
    <meta:editing-cycles>8</meta:editing-cycles>
    <meta:generator>LibreOffice/4.4.7.2$Linux_X86_64 LibreOffice_project/f3153a8b245191196a4b6b9abd1d0da16eead600</meta:generator>
    <meta:print-date>2018-01-29T00:04:18.368008974</meta:print-date>
    <meta:document-statistic meta:table-count="1" meta:cell-count="109" meta:object-count="0"/>
  </office:meta>
</office:document-meta>
</file>